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marker-start="Arrow_20_concave"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2cm" fo:min-width="0cm"/>
    </style:style>
    <style:style style:name="gr5" style:family="graphic" style:parent-style-name="standard">
      <style:graphic-properties draw:marker-start="" draw:marker-end="Line_20_Arrow" draw:textarea-horizontal-align="center" draw:textarea-vertical-align="middle"/>
    </style:style>
    <style:style style:name="gr6" style:family="graphic" style:parent-style-name="standard">
      <style:graphic-properties draw:marker-end="Line_20_Arrow" draw:textarea-horizontal-align="center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119cm" fo:min-width="0cm"/>
    </style:style>
    <style:style style:name="gr11" style:family="graphic" style:parent-style-name="standard">
      <style:graphic-properties draw:fill-color="#eb613d" draw:opacity="40%" draw:textarea-horizontal-align="center" draw:textarea-vertical-align="middle" draw:shadow-opacity="40%"/>
    </style:style>
    <style:style style:name="gr12" style:family="graphic" style:parent-style-name="standard">
      <style:graphic-properties draw:opacity="30%" draw:textarea-horizontal-align="center" draw:textarea-vertical-align="middle" draw:shadow-opacity="30%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5.891cm"/>
    </style:style>
    <style:style style:name="gr14" style:family="graphic" style:parent-style-name="standard">
      <style:graphic-properties draw:fill-color="#94bd5e" draw:opacity="40%" draw:textarea-horizontal-align="center" draw:textarea-vertical-align="middle" draw:shadow-opacity="40%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14.383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subtitle">
      <style:graphic-properties draw:fill-color="#ffffff" fo:min-height="17.936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subtitle">
      <style:graphic-properties draw:fill-color="#ffffff" fo:min-height="13.859cm"/>
    </style:style>
    <style:style style:name="pr9" style:family="presentation" style:parent-style-name="Default-outline1" style:list-style-name="L4">
      <style:graphic-properties fo:min-height="13.609cm"/>
    </style:style>
    <style:style style:name="pr10" style:family="presentation" style:parent-style-name="Default-outline1">
      <style:graphic-properties fo:min-height="13.61cm"/>
    </style:style>
    <style:style style:name="pr11" style:family="presentation" style:parent-style-name="Default-subtitle">
      <style:graphic-properties draw:fill-color="#ffffff" draw:auto-grow-width="true" fo:min-height="6.148cm" fo:min-width="24.083cm"/>
    </style:style>
    <style:style style:name="P1" style:family="paragraph">
      <style:paragraph-properties fo:text-align="center"/>
    </style:style>
    <style:style style:name="P2" style:family="paragraph">
      <style:paragraph-properties fo:line-height="150%"/>
    </style:style>
    <style:style style:name="P3" style:family="paragraph">
      <style:paragraph-properties fo:line-height="150%"/>
      <style:text-properties fo:font-size="28pt" style:font-size-asian="28pt" style:font-size-complex="28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0pt"/>
    </style:style>
    <style:style style:name="P7" style:family="paragraph">
      <style:text-properties fo:font-size="24pt" style:font-size-asian="18pt" style:font-weight-asian="normal" style:font-size-complex="18pt"/>
    </style:style>
    <style:style style:name="P8" style:family="paragraph">
      <style:text-properties fo:font-size="18pt"/>
    </style:style>
    <style:style style:name="P9" style:family="paragraph">
      <style:paragraph-properties fo:line-height="200%" fo:text-align="start">
        <style:tab-stops/>
      </style:paragraph-properties>
    </style:style>
    <style:style style:name="P10" style:family="paragraph">
      <style:paragraph-properties fo:line-height="200%">
        <style:tab-stops/>
      </style:paragraph-properties>
    </style:style>
    <style:style style:name="P11" style:family="paragraph">
      <style:paragraph-properties fo:line-height="200%">
        <style:tab-stops/>
      </style:paragraph-properties>
      <style:text-properties fo:font-size="28pt" style:font-size-asian="18pt" style:font-weight-asian="normal" style:font-size-complex="18pt"/>
    </style:style>
    <style:style style:name="P12" style:family="paragraph">
      <style:paragraph-properties fo:line-height="200%" fo:text-align="start">
        <style:tab-stops/>
      </style:paragraph-properties>
      <style:text-properties fo:font-size="2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3" style:family="paragraph">
      <style:paragraph-properties fo:line-height="150%" fo:text-align="start"/>
    </style:style>
    <style:style style:name="P14" style:family="paragraph">
      <style:paragraph-properties fo:line-height="150%" fo:text-align="start"/>
      <style:text-properties fo:font-size="28pt" style:font-size-asian="28pt" style:font-size-complex="28pt"/>
    </style:style>
    <style:style style:name="P15" style:family="paragraph">
      <style:paragraph-properties fo:line-height="200%" fo:text-align="start">
        <style:tab-stops/>
      </style:paragraph-properties>
      <style:text-properties fo:font-size="28pt" style:font-size-asian="18pt" style:font-weight-asian="normal" style:font-size-complex="18pt"/>
    </style:style>
    <style:style style:name="P16" style:family="paragraph">
      <style:paragraph-properties fo:line-height="200%" fo:text-align="start">
        <style:tab-stops/>
      </style:paragraph-properties>
      <style:text-properties fo:font-size="24pt" style:font-size-asian="24pt" style:font-weight-asian="normal" style:font-size-complex="24pt"/>
    </style:style>
    <style:style style:name="P17" style:family="paragraph">
      <style:paragraph-properties fo:line-height="200%">
        <style:tab-stops/>
      </style:paragraph-properties>
      <style:text-properties fo:font-size="24pt" style:font-size-asian="24pt" style:font-weight-asian="normal" style:font-size-complex="24pt"/>
    </style:style>
    <style:style style:name="P18" style:family="paragraph">
      <style:paragraph-properties fo:line-height="150%"/>
      <style:text-properties fo:font-size="24pt" style:font-size-asian="24pt" style:font-size-complex="24pt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style:paragraph-properties fo:line-height="150%"/>
      <style:text-properties fo:font-family="'DejaVu Sans Mono'" style:font-family-generic="swiss" style:font-pitch="variable" fo:font-size="20pt" style:font-size-asian="20pt" style:font-size-complex="20pt"/>
    </style:style>
    <style:style style:name="P21" style:family="paragraph">
      <style:text-properties fo:font-family="'DejaVu Sans Mono'" style:font-family-generic="swiss" style:font-pitch="variable" fo:font-size="20pt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style:font-size-asian="24pt" style:font-weight-asian="normal" style:font-size-complex="24pt"/>
    </style:style>
    <style:style style:name="T4" style:family="text">
      <style:text-properties fo:font-size="24pt" style:font-size-asian="18pt" style:font-weight-asian="normal" style:font-size-complex="18pt"/>
    </style:style>
    <style:style style:name="T5" style:family="text">
      <style:text-properties fo:color="#c0c0c0" style:font-weight-asian="normal"/>
    </style:style>
    <style:style style:name="T6" style:family="text">
      <style:text-properties fo:color="#c0c0c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c0c0c0" fo:font-style="normal" style:font-style-asian="normal" style:font-style-complex="normal"/>
    </style:style>
    <style:style style:name="T10" style:family="text">
      <style:text-properties style:text-line-through-style="solid"/>
    </style:style>
    <style:style style:name="T11" style:family="text">
      <style:text-properties fo:font-size="28pt" fo:font-weight="bold" style:font-size-asian="18pt" style:font-weight-asian="bold" style:font-size-complex="18pt" style:font-weight-complex="bold"/>
    </style:style>
    <style:style style:name="T12" style:family="text">
      <style:text-properties fo:font-size="28pt" style:font-size-asian="18pt" style:font-weight-asian="normal" style:font-size-complex="18pt"/>
    </style:style>
    <style:style style:name="T13" style:family="text">
      <style:text-properties fo:font-size="28pt" fo:font-style="italic" style:font-size-asian="18pt" style:font-style-asian="italic" style:font-weight-asian="normal" style:font-size-complex="18pt" style:font-style-complex="italic"/>
    </style:style>
    <style:style style:name="T14" style:family="text">
      <style:text-properties fo:font-size="2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style="italic" style:font-size-asian="24pt" style:font-style-asian="italic" style:font-weight-asian="normal" style:font-size-complex="24pt" style:font-style-complex="italic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family="'DejaVu Sans Mono'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Behaviour Driven Development</text:p>
            <text:p>and thinking about testing</text:p>
          </draw:text-box>
        </draw:frame>
        <draw:frame draw:style-name="gr1" draw:text-style-name="P1" draw:layer="layout" svg:width="9.278cm" svg:height="1.673cm" svg:x="9.361cm" svg:y="14.837cm">
          <draw:text-box>
            <text:p text:style-name="P1">Malcolm Tredinnick</text:p>
            <text:p text:style-name="P1">malcolm.tredinnick@gmail.com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draw:style-name="gr1" draw:text-style-name="P3" draw:layer="layout" svg:width="16.224cm" svg:height="6.305cm" svg:x="5.888cm" svg:y="7.348cm">
          <draw:text-box>
            <text:list text:style-name="L2">
              <text:list-item>
                <text:p text:style-name="P2"><text:span text:style-name="T1"><text:s/></text:span><text:span text:style-name="T1">Testing landscape</text:span></text:p>
              </text:list-item>
              <text:list-item>
                <text:p text:style-name="P2"><text:span text:style-name="T1"><text:s/></text:span><text:span text:style-name="T1">A different way to think about this</text:span></text:p>
              </text:list-item>
              <text:list-item>
                <text:p text:style-name="P2"><text:span text:style-name="T1"><text:s/></text:span><text:span text:style-name="T1">Code</text:span></text:p>
              </text:list-item>
            </text:list>
            <text:p text:style-name="P2"><text:span text:style-name="T1"/></text:p>
          </draw:text-box>
        </draw:frame>
        <draw:frame presentation:style-name="pr3" draw:layer="layout" svg:width="25.199cm" svg:height="3.506cm" svg:x="1.4cm" svg:y="0.837cm" presentation:class="title">
          <draw:text-box>
            <text:p>Why have I asked you here today?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>
          <draw:text-box>
            <text:p>Chapter I: The Testing Landscape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3" draw:text-style-name="P1" draw:layer="layout" svg:x1="3.523cm" svg:y1="10.5cm" svg:x2="24.478cm" svg:y2="10.5cm">
          <text:p/>
        </draw:line>
        <draw:frame draw:style-name="gr1" draw:text-style-name="P4" draw:layer="layout" svg:width="4.96cm" svg:height="1.352cm" svg:x="19.05cm" svg:y="8.173cm">
          <draw:text-box>
            <text:p><text:span text:style-name="T1">Integrated</text:span></text:p>
          </draw:text-box>
        </draw:frame>
        <draw:frame draw:style-name="gr1" draw:text-style-name="P4" draw:layer="layout" svg:width="3.969cm" svg:height="1.352cm" svg:x="4.286cm" svg:y="8.255cm">
          <draw:text-box>
            <text:p><text:span text:style-name="T1">Isolat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3" draw:text-style-name="P1" draw:layer="layout" svg:x1="3.523cm" svg:y1="10.5cm" svg:x2="24.478cm" svg:y2="10.5cm">
          <text:p/>
        </draw:line>
        <draw:frame draw:style-name="gr1" draw:text-style-name="P4" draw:layer="layout" svg:width="4.96cm" svg:height="1.352cm" svg:x="19.05cm" svg:y="8.173cm">
          <draw:text-box>
            <text:p><text:span text:style-name="T1">Integrated</text:span></text:p>
          </draw:text-box>
        </draw:frame>
        <draw:frame draw:style-name="gr1" draw:text-style-name="P4" draw:layer="layout" svg:width="3.969cm" svg:height="1.352cm" svg:x="4.286cm" svg:y="8.255cm">
          <draw:text-box>
            <text:p><text:span text:style-name="T1">Isolated</text:span></text:p>
          </draw:text-box>
        </draw:frame>
        <draw:frame draw:style-name="gr1" draw:text-style-name="P5" draw:layer="layout" svg:width="4.879cm" svg:height="2.139cm" svg:x="6.627cm" svg:y="11.43cm">
          <draw:text-box>
            <text:p><text:span text:style-name="T2">Testing unit</text:span></text:p>
            <text:p text:style-name="P1"><text:span text:style-name="T2">size?</text:span></text:p>
          </draw:text-box>
        </draw:frame>
        <draw:frame draw:style-name="gr1" draw:text-style-name="P5" draw:layer="layout" svg:width="2.949cm" svg:height="1.195cm" svg:x="3.81cm" svg:y="13.97cm">
          <draw:text-box>
            <text:p><text:span text:style-name="T2">Mocks</text:span></text:p>
          </draw:text-box>
        </draw:frame>
        <draw:frame draw:style-name="gr1" draw:text-style-name="P5" draw:layer="layout" svg:width="6.514cm" svg:height="2.139cm" svg:x="17.78cm" svg:y="11.43cm">
          <draw:text-box>
            <text:p><text:span text:style-name="T3">External</text:span><text:span text:style-name="T2"> service</text:span></text:p>
            <text:p text:style-name="P1"><text:span text:style-name="T2">availability</text:span></text:p>
          </draw:text-box>
        </draw:frame>
        <draw:frame draw:style-name="gr1" draw:text-style-name="P5" draw:layer="layout" svg:width="5.963cm" svg:height="1.195cm" svg:x="13.97cm" svg:y="14.68cm">
          <draw:text-box>
            <text:p><text:span text:style-name="T2">Running tim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ck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Substitute for external systems &amp; components</text:p>
              </text:list-item>
              <text:list-item>
                <text:p>Need to be injected into the tests</text:p>
                <text:list>
                  <text:list-item>
                    <text:p>“Monkey patching”</text:p>
                  </text:list-item>
                  <text:list-item>
                    <text:p>Dependency inj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onkey patching</text:p>
          </draw:text-box>
        </draw:frame>
        <draw:frame draw:style-name="gr1" draw:text-style-name="P7" draw:layer="layout" svg:width="15.759cm" svg:height="4.971cm" svg:x="6.121cm" svg:y="8.015cm">
          <draw:text-box>
            <text:p><text:span text:style-name="T4">import socket</text:span></text:p>
            <text:p><text:span text:style-name="T4"/></text:p>
            <text:p><text:span text:style-name="T4">def setUp(...):</text:span></text:p>
            <text:p><text:span text:style-name="T4"><text:s text:c="5"/></text:span><text:span text:style-name="T4">socket.socket = DummySocketObject</text:span></text:p>
            <text:p><text:span text:style-name="T4"><text:s text:c="5"/></text:span><text:span text:style-name="T4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ck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5">Substitute for external systems &amp; components</text:span></text:p>
              </text:list-item>
              <text:list-item>
                <text:p><text:span text:style-name="T5">Need to be injected into the tests</text:span></text:p>
                <text:list>
                  <text:list-item>
                    <text:p><text:span text:style-name="T5">“</text:span><text:span text:style-name="T5">Monkey patching”</text:span></text:p>
                  </text:list-item>
                  <text:list-item>
                    <text:p><text:span text:style-name="T5">Dependency injection</text:span></text:p>
                  </text:list-item>
                </text:list>
              </text:list-item>
              <text:list-item>
                <text:p>Need to be kept in synch with reality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3" draw:text-style-name="P1" draw:layer="layout" svg:x1="3.523cm" svg:y1="10.5cm" svg:x2="24.478cm" svg:y2="10.5cm">
          <text:p/>
        </draw:line>
        <draw:frame draw:style-name="gr1" draw:text-style-name="P4" draw:layer="layout" svg:width="4.96cm" svg:height="1.352cm" svg:x="19.05cm" svg:y="8.173cm">
          <draw:text-box>
            <text:p><text:span text:style-name="T1">Integrated</text:span></text:p>
          </draw:text-box>
        </draw:frame>
        <draw:frame draw:style-name="gr1" draw:text-style-name="P4" draw:layer="layout" svg:width="3.969cm" svg:height="1.352cm" svg:x="4.286cm" svg:y="8.255cm">
          <draw:text-box>
            <text:p><text:span text:style-name="T1">Isolated</text:span></text:p>
          </draw:text-box>
        </draw:frame>
        <draw:line draw:style-name="gr3" draw:text-style-name="P1" draw:layer="layout" svg:x1="14cm" svg:y1="1.928cm" svg:x2="14cm" svg:y2="19.073cm">
          <text:p/>
        </draw:line>
        <draw:frame draw:style-name="gr1" draw:text-style-name="P4" draw:layer="layout" svg:width="6.336cm" svg:height="1.352cm" draw:transform="rotate (-1.57079632679579) translate (15.957cm 12.065cm)">
          <draw:text-box>
            <text:p><text:span text:style-name="T1">Infrastruct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3" draw:text-style-name="P1" draw:layer="layout" svg:x1="3.523cm" svg:y1="10.5cm" svg:x2="24.478cm" svg:y2="10.5cm">
          <text:p/>
        </draw:line>
        <draw:frame draw:style-name="gr1" draw:text-style-name="P4" draw:layer="layout" svg:width="4.96cm" svg:height="1.352cm" svg:x="19.05cm" svg:y="8.173cm">
          <draw:text-box>
            <text:p><text:span text:style-name="T1">Integrated</text:span></text:p>
          </draw:text-box>
        </draw:frame>
        <draw:frame draw:style-name="gr1" draw:text-style-name="P4" draw:layer="layout" svg:width="3.969cm" svg:height="1.352cm" svg:x="4.286cm" svg:y="8.255cm">
          <draw:text-box>
            <text:p><text:span text:style-name="T1">Isolated</text:span></text:p>
          </draw:text-box>
        </draw:frame>
        <draw:line draw:style-name="gr3" draw:text-style-name="P1" draw:layer="layout" svg:x1="14cm" svg:y1="1.928cm" svg:x2="14cm" svg:y2="19.073cm">
          <text:p/>
        </draw:line>
        <draw:frame draw:style-name="gr1" draw:text-style-name="P4" draw:layer="layout" svg:width="6.336cm" svg:height="1.352cm" draw:transform="rotate (-1.57079632679579) translate (15.957cm 12.079cm)">
          <draw:text-box>
            <text:p><text:span text:style-name="T1">Infrastructure</text:span></text:p>
          </draw:text-box>
        </draw:frame>
        <draw:line draw:style-name="gr3" draw:text-style-name="P1" draw:layer="layout" svg:x1="8.255cm" svg:y1="16.51cm" svg:x2="22.86cm" svg:y2="1.905cm">
          <text:p/>
        </draw:line>
        <draw:frame draw:style-name="gr1" draw:text-style-name="P4" draw:layer="layout" svg:width="6.166cm" svg:height="1.352cm" draw:transform="rotate (0.7853981633973) translate (16.51cm 6.265cm)">
          <draw:text-box>
            <text:p><text:span text:style-name="T1">Maintenan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trategies</text:p>
          </draw:text-box>
        </draw:frame>
        <draw:frame presentation:style-name="pr8" draw:layer="layout" svg:width="25.199cm" svg:height="13.859cm" svg:x="1.4cm" svg:y="4.914cm" presentation:class="subtitle">
          <draw:text-box>
            <text:p>Some of many...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trategi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Formal verific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trategi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6">Formal verification</text:span></text:p>
              </text:list-item>
              <text:list-item>
                <text:p>Test everything you can think of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trategi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Formal verification</text:p>
              </text:list-item>
              <text:list-item>
                <text:p>Test everything you can think of</text:p>
              </text:list-item>
              <text:list-item>
                <text:p>Anti-regression suite</text:p>
                <text:list>
                  <text:list-header>
                    <text:p>No bug fix without a test</text:p>
                  </text:list-header>
                </text:list>
              </text:list-item>
            </text:list>
          </draw:text-box>
        </draw:frame>
        <draw:frame presentation:style-name="pr6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Formal verification</text:p>
              </text:list-item>
              <text:list-item>
                <text:p>Test everything you can think of</text:p>
              </text:list-item>
              <text:list-item>
                <text:p>Anti-regression suite</text:p>
                <text:list>
                  <text:list-header>
                    <text:p>No bug fix without a test</text:p>
                  </text:list-header>
                </text:list>
              </text:list-item>
            </text:list>
          </draw:text-box>
        </draw:frame>
        <draw:frame presentation:style-name="pr6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<text:span text:style-name="T6">Formal verification</text:span></text:p>
              </text:list-item>
              <text:list-item>
                <text:p><text:span text:style-name="T6">Test everything you can think of</text:span></text:p>
              </text:list-item>
              <text:list-item>
                <text:p>Anti-regression suite</text:p>
                <text:list>
                  <text:list-header>
                    <text:p>No bug fix without a test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trategi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Formal verification</text:p>
              </text:list-item>
              <text:list-item>
                <text:p>Test everything you can think of</text:p>
              </text:list-item>
              <text:list-item>
                <text:p>Anti-regression suite</text:p>
              </text:list-item>
            </text:list>
          </draw:text-box>
        </draw:frame>
        <draw:frame presentation:style-name="pr6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Formal verification</text:p>
              </text:list-item>
              <text:list-item>
                <text:p>Test everything you can think of</text:p>
              </text:list-item>
              <text:list-item>
                <text:p>Anti-regression suite</text:p>
              </text:list-item>
            </text:list>
          </draw:text-box>
        </draw:frame>
        <draw:frame presentation:style-name="pr6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<text:span text:style-name="T6">Formal verification</text:span></text:p>
              </text:list-item>
              <text:list-item>
                <text:p><text:span text:style-name="T6">Test everything you can think of</text:span></text:p>
              </text:list-item>
              <text:list-item>
                <text:p><text:span text:style-name="T6">Anti-regression suite</text:span></text:p>
              </text:list-item>
              <text:list-item>
                <text:p>Test driven development (TDD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DD</text:p>
          </draw:text-box>
        </draw:frame>
        <draw:frame presentation:style-name="pr9" draw:layer="layout" svg:width="25.269cm" svg:height="5.246cm" svg:x="1.366cm" svg:y="7.877cm" presentation:class="outline" presentation:user-transformed="true">
          <draw:text-box>
            <text:list text:style-name="L4">
              <text:list-item>
                <text:p>Write a (failing) test for next method or class</text:p>
              </text:list-item>
              <text:list-item>
                <text:p>Write minimal code to make test pass</text:p>
              </text:list-item>
              <text:list-item>
                <text:p>Rinse, wash, repea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trategi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Formal verification</text:p>
              </text:list-item>
              <text:list-item>
                <text:p>Test everything you can think of</text:p>
              </text:list-item>
              <text:list-item>
                <text:p>Anti-regression suite</text:p>
              </text:list-item>
            </text:list>
          </draw:text-box>
        </draw:frame>
        <draw:frame presentation:style-name="pr6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Formal verification</text:p>
              </text:list-item>
              <text:list-item>
                <text:p>Test everything you can think of</text:p>
              </text:list-item>
              <text:list-item>
                <text:p>Anti-regression suite</text:p>
              </text:list-item>
            </text:list>
          </draw:text-box>
        </draw:frame>
        <draw:frame presentation:style-name="pr6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<text:span text:style-name="T6">Formal verification</text:span></text:p>
              </text:list-item>
              <text:list-item>
                <text:p><text:span text:style-name="T6">Test everything you can think of</text:span></text:p>
              </text:list-item>
              <text:list-item>
                <text:p><text:span text:style-name="T6">Anti-regression suite</text:span></text:p>
              </text:list-item>
              <text:list-item>
                <text:p>Test driven development (TDD)</text:p>
                <text:list>
                  <text:list-header>
                    <text:p><text:span text:style-name="T7">“</text:span><text:span text:style-name="T7">Specification, not verification”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trategi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Formal verification</text:p>
              </text:list-item>
              <text:list-item>
                <text:p>Test everything you can think of</text:p>
              </text:list-item>
              <text:list-item>
                <text:p>Anti-regression suite</text:p>
              </text:list-item>
            </text:list>
          </draw:text-box>
        </draw:frame>
        <draw:frame presentation:style-name="pr6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Formal verification</text:p>
              </text:list-item>
              <text:list-item>
                <text:p>Test everything you can think of</text:p>
              </text:list-item>
              <text:list-item>
                <text:p>Anti-regression suite</text:p>
              </text:list-item>
            </text:list>
          </draw:text-box>
        </draw:frame>
        <draw:frame presentation:style-name="pr6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<text:span text:style-name="T6">Formal verification</text:span></text:p>
              </text:list-item>
              <text:list-item>
                <text:p><text:span text:style-name="T6">Test everything you can think of</text:span></text:p>
              </text:list-item>
              <text:list-item>
                <text:p><text:span text:style-name="T6">Anti-regression suite</text:span></text:p>
              </text:list-item>
              <text:list-item>
                <text:p><text:span text:style-name="T6">Test driven development (TDD)</text:span></text:p>
              </text:list-item>
              <text:list-item>
                <text:p><text:span text:style-name="T8">Documentation driven development (DDD?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trategi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Formal verification</text:p>
              </text:list-item>
              <text:list-item>
                <text:p>Test everything you can think of</text:p>
              </text:list-item>
              <text:list-item>
                <text:p>Anti-regression suite</text:p>
              </text:list-item>
            </text:list>
          </draw:text-box>
        </draw:frame>
        <draw:frame presentation:style-name="pr6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Formal verification</text:p>
              </text:list-item>
              <text:list-item>
                <text:p>Test everything you can think of</text:p>
              </text:list-item>
              <text:list-item>
                <text:p>Anti-regression suite</text:p>
              </text:list-item>
            </text:list>
          </draw:text-box>
        </draw:frame>
        <draw:frame presentation:style-name="pr6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<text:span text:style-name="T6">Formal verification</text:span></text:p>
              </text:list-item>
              <text:list-item>
                <text:p><text:span text:style-name="T6">Test everything you can think of</text:span></text:p>
              </text:list-item>
              <text:list-item>
                <text:p><text:span text:style-name="T6">Anti-regression suite</text:span></text:p>
              </text:list-item>
              <text:list-item>
                <text:p><text:span text:style-name="T6">Test driven development (TDD)</text:span></text:p>
              </text:list-item>
              <text:list-item>
                <text:p><text:span text:style-name="T9">Documentation driven development (DDD?)</text:span></text:p>
              </text:list-item>
              <text:list-item>
                <text:p><text:span text:style-name="T8">Behaviour driven development (BDD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>
          <draw:text-box>
            <text:p>Chapter II: A different way of thinking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lude: Creating systems...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lude: Creating systems...</text:p>
          </draw:text-box>
        </draw:frame>
        <draw:frame draw:style-name="gr1" draw:layer="layout" svg:width="6.111cm" svg:height="1.352cm" svg:x="10.945cm" svg:y="9.824cm">
          <draw:text-box>
            <text:p><text:span text:style-name="T1">Specific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lude: Creating systems...</text:p>
          </draw:text-box>
        </draw:frame>
        <draw:g>
          <draw:frame draw:style-name="gr4" draw:text-style-name="P8" draw:layer="layout" svg:width="6.111cm" svg:height="1.522cm" svg:x="9.565cm" svg:y="5.697cm">
            <draw:text-box>
              <text:p><text:span text:style-name="T1">Specification</text:span></text:p>
            </draw:text-box>
          </draw:frame>
          <draw:frame draw:style-name="gr4" draw:text-style-name="P4" draw:layer="layout" svg:width="7.28cm" svg:height="1.522cm" svg:x="14.746cm" svg:y="12.037cm">
            <draw:text-box>
              <text:p><text:span text:style-name="T1">Implementation</text:span></text:p>
            </draw:text-box>
          </draw:frame>
          <draw:frame draw:style-name="gr4" draw:text-style-name="P4" draw:layer="layout" svg:width="3.745cm" svg:height="1.522cm" svg:x="10.026cm" svg:y="14.988cm">
            <draw:text-box>
              <text:p><text:span text:style-name="T1">Testing</text:span></text:p>
            </draw:text-box>
          </draw:frame>
          <draw:path draw:style-name="gr5" draw:text-style-name="P1" draw:layer="layout" svg:width="3.83cm" svg:height="0.721cm" draw:transform="skewX (0.239459173373577) rotate (-2.54783164206203) translate (17.8387978721474cm 14.2557694596084cm)" svg:viewBox="0 0 3831 722" svg:d="m0 722c510-1185 2605-711 3831-1">
            <text:p/>
          </draw:path>
          <draw:path draw:style-name="gr5" draw:text-style-name="P1" draw:layer="layout" svg:width="3.83cm" svg:height="0.721cm" draw:transform="skewX (0.239459173373577) rotate (0.593761011528359) translate (10.9732021278525cm 14.2913605497608cm)" svg:viewBox="0 0 3831 722" svg:d="m0 722c510-1185 2605-711 3831-1">
            <text:p/>
          </draw:path>
          <draw:path draw:style-name="gr6" draw:text-style-name="P1" draw:layer="layout" svg:width="6.319cm" svg:height="2.847cm" draw:transform="skewX (-0.105941485596036) rotate (-1.06360364616633) translate (18.6533647503347cm 4.76363929463941cm)" svg:viewBox="0 0 6320 2848" svg:d="m0 2848c1470-2220 3895-4648 6320-900">
            <text:p/>
          </draw:path>
          <draw:path draw:style-name="gr6" draw:text-style-name="P1" draw:layer="layout" svg:width="6.964cm" svg:height="5.373cm" draw:transform="skewX (-0.106290551446435) rotate (2.07781447449886) translate (8.04617938713309cm 15.1743734663757cm)" svg:viewBox="0 0 6965 5374" svg:d="m0 1556c2205-3330 8818-970 6466 3818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pecification</text:p>
          </draw:text-box>
        </draw:frame>
        <draw:frame presentation:style-name="pr6" draw:layer="layout" svg:width="17.015cm" svg:height="7.786cm" svg:x="5.493cm" svg:y="6.607cm" presentation:class="outline" presentation:user-transformed="true">
          <draw:text-box>
            <text:list text:style-name="L3">
              <text:list-item>
                <text:p>On (e-)paper?</text:p>
                <text:list>
                  <text:list-item>
                    <text:p>quick sketch</text:p>
                  </text:list-item>
                  <text:list-item>
                    <text:p>formal requirements document</text:p>
                  </text:list-item>
                  <text:list-item>
                    <text:p>mailing list discussion</text:p>
                  </text:list-item>
                </text:list>
              </text:list-item>
              <text:list-item>
                <text:p>In your head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ecification</text:p>
          </draw:text-box>
        </draw:frame>
        <draw:frame presentation:style-name="pr6" draw:layer="layout" svg:width="21.225cm" svg:height="3.341cm" svg:x="3.388cm" svg:y="8.83cm" presentation:class="outline" presentation:user-transformed="true">
          <draw:text-box>
            <text:list text:style-name="L3">
              <text:list-item>
                <text:p>Capturing the idea is probably good</text:p>
              </text:list-item>
              <text:list-item>
                <text:p>“What was I <text:span text:style-name="T10">thinking</text:span> smoking when...?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pecification</text:p>
          </draw:text-box>
        </draw:frame>
        <draw:frame draw:style-name="gr1" draw:text-style-name="P11" draw:layer="layout" svg:width="13.202cm" svg:height="5.756cm" svg:x="7.528cm" svg:y="7.622cm">
          <draw:text-box>
            <text:p text:style-name="P9"><text:span text:style-name="T11">As a</text:span><text:span text:style-name="T12"> </text:span><text:span text:style-name="T13">[user or role]</text:span><text:span text:style-name="T12">,</text:span></text:p>
            <text:p text:style-name="P10"><text:span text:style-name="T11">I want</text:span><text:span text:style-name="T12"> </text:span><text:span text:style-name="T13">[feature]</text:span></text:p>
            <text:p text:style-name="P10"><text:span text:style-name="T11">so that</text:span><text:span text:style-name="T12"> </text:span><text:span text:style-name="T13">[something happens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pecification</text:p>
          </draw:text-box>
        </draw:frame>
        <draw:frame draw:style-name="gr1" draw:text-style-name="P12" draw:layer="layout" svg:width="21.355cm" svg:height="5.756cm" svg:x="3.195cm" svg:y="7.622cm">
          <draw:text-box>
            <text:p text:style-name="P9"><text:span text:style-name="T14">As a maze creator,</text:span></text:p>
            <text:p text:style-name="P10"><text:span text:style-name="T14">I want to be able to specify dimensions</text:span></text:p>
            <text:p text:style-name="P10"><text:span text:style-name="T14">so that a new maze of the given size is creat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DD</text:p>
          </draw:text-box>
        </draw:frame>
        <draw:frame draw:style-name="gr1" draw:text-style-name="P14" draw:layer="layout" svg:width="14.421cm" svg:height="3.003cm" svg:x="6.79cm" svg:y="8.999cm">
          <draw:text-box>
            <text:p text:style-name="P13"><text:span text:style-name="T1">What is the next most important</text:span></text:p>
            <text:p text:style-name="P13"><text:span text:style-name="T1">thing the code should do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custom-shape draw:style-name="gr7" draw:text-style-name="P1" draw:layer="layout" svg:width="17.145cm" svg:height="4.445cm" svg:x="5.08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5.199cm" svg:height="3.506cm" svg:x="1.4cm" svg:y="0.837cm" presentation:class="title">
          <draw:text-box>
            <text:p>BDD</text:p>
          </draw:text-box>
        </draw:frame>
        <draw:frame draw:style-name="gr1" draw:text-style-name="P14" draw:layer="layout" svg:width="14.421cm" svg:height="3.003cm" svg:x="6.79cm" svg:y="8.999cm">
          <draw:text-box>
            <text:p text:style-name="P13"><text:span text:style-name="T1">What is the next most important</text:span></text:p>
            <text:p text:style-name="P13"><text:span text:style-name="T1">thing the code should do?</text:span></text:p>
          </draw:text-box>
        </draw:frame>
        <draw:frame draw:style-name="gr1" draw:text-style-name="P5" draw:layer="layout" svg:width="4.312cm" svg:height="2.139cm" svg:x="5.08cm" svg:y="15.641cm">
          <draw:text-box>
            <text:p><text:span text:style-name="T2">Be able to</text:span></text:p>
            <text:p><text:span text:style-name="T2">test this...</text:span></text:p>
          </draw:text-box>
        </draw:frame>
        <draw:frame draw:style-name="gr1" draw:text-style-name="P5" draw:layer="layout" svg:width="8.152cm" svg:height="1.195cm" svg:x="16.51cm" svg:y="16.51cm">
          <draw:text-box>
            <text:p><text:span text:style-name="T2">... then implement it.</text:span></text:p>
          </draw:text-box>
        </draw:frame>
        <draw:line draw:style-name="gr8" draw:text-style-name="P1" draw:layer="layout" svg:x1="7.62cm" svg:y1="15.24cm" svg:x2="8.89cm" svg:y2="12.7cm">
          <text:p/>
        </draw:line>
        <draw:line draw:style-name="gr8" draw:text-style-name="P1" draw:layer="layout" svg:x1="19.685cm" svg:y1="15.875cm" svg:x2="17.78cm" svg:y2="12.7cm">
          <text:p/>
        </draw:lin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cenario</text:p>
          </draw:text-box>
        </draw:frame>
        <draw:frame draw:style-name="gr1" draw:text-style-name="P15" draw:layer="layout" svg:width="15.06cm" svg:height="5.756cm" svg:x="6.47cm" svg:y="7.622cm">
          <draw:text-box>
            <text:p text:style-name="P9"><text:span text:style-name="T11">Given that</text:span><text:span text:style-name="T12"> </text:span><text:span text:style-name="T13">[initial context]</text:span><text:span text:style-name="T12">,</text:span></text:p>
            <text:p text:style-name="P10"><text:span text:style-name="T11">if and when</text:span><text:span text:style-name="T12"> </text:span><text:span text:style-name="T13">[some event occurs]</text:span></text:p>
            <text:p text:style-name="P10"><text:span text:style-name="T11">then</text:span><text:span text:style-name="T12"> </text:span><text:span text:style-name="T13">[ensure some outcomes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se case versus scenario</text:p>
          </draw:text-box>
        </draw:frame>
        <draw:frame draw:style-name="gr1" draw:text-style-name="P16" draw:layer="layout" svg:width="12.973cm" svg:height="4.971cm" svg:x="14.605cm" svg:y="8.015cm">
          <draw:text-box>
            <text:p text:style-name="P9"><text:span text:style-name="T15">Given that</text:span><text:span text:style-name="T3"> </text:span><text:span text:style-name="T16">[initial context]</text:span><text:span text:style-name="T3">,</text:span></text:p>
            <text:p text:style-name="P10"><text:span text:style-name="T15">if and when</text:span><text:span text:style-name="T3"> </text:span><text:span text:style-name="T16">[some event occurs]</text:span></text:p>
            <text:p text:style-name="P10"><text:span text:style-name="T15">then</text:span><text:span text:style-name="T3"> </text:span><text:span text:style-name="T16">[ensure some outcomes]</text:span></text:p>
          </draw:text-box>
        </draw:frame>
        <draw:frame draw:style-name="gr1" draw:text-style-name="P17" draw:layer="layout" svg:width="11.365cm" svg:height="4.971cm" svg:x="1.97cm" svg:y="8.015cm">
          <draw:text-box>
            <text:p text:style-name="P9"><text:span text:style-name="T15">As a</text:span><text:span text:style-name="T3"> </text:span><text:span text:style-name="T16">[user or role]</text:span><text:span text:style-name="T3">,</text:span></text:p>
            <text:p text:style-name="P10"><text:span text:style-name="T15">I want</text:span><text:span text:style-name="T3"> </text:span><text:span text:style-name="T16">[feature]</text:span></text:p>
            <text:p text:style-name="P10"><text:span text:style-name="T15">so that</text:span><text:span text:style-name="T3"> </text:span><text:span text:style-name="T16">[something happens]</text:span></text:p>
          </draw:text-box>
        </draw:frame>
        <draw:line draw:style-name="gr9" draw:text-style-name="P1" draw:layer="layout" svg:x1="13.97cm" svg:y1="4.445cm" svg:x2="13.97cm" svg:y2="17.145cm">
          <text:p/>
        </draw:lin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 presentation:user-transformed="true">
          <draw:text-box>
            <text:p>Chapter III: Concrete code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lude: Naming things</text:p>
          </draw:text-box>
        </draw:frame>
        <draw:frame draw:style-name="gr1" draw:text-style-name="P3" draw:layer="layout" svg:width="14.701cm" svg:height="4.654cm" svg:x="6.65cm" svg:y="8.173cm">
          <draw:text-box>
            <text:p text:style-name="P2"><text:span text:style-name="T1">Language helps guide our brain.</text:span></text:p>
            <text:p text:style-name="P2"><text:span text:style-name="T1">Focuses the mind.</text:span></text:p>
            <text:p text:style-name="P2"><text:span text:style-name="T1">Perhaps too exclusive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terlude: Naming things</text:p>
          </draw:text-box>
        </draw:frame>
        <draw:frame draw:style-name="gr1" draw:text-style-name="P3" draw:layer="layout" svg:width="22.668cm" svg:height="6.305cm" svg:x="2.666cm" svg:y="7.348cm">
          <draw:text-box>
            <text:p text:style-name="P2"><text:span text:style-name="T17">The Sapir-Whorf Hypothesis:</text:span></text:p>
            <text:p text:style-name="P2"><text:span text:style-name="T1">“</text:span><text:span text:style-name="T1">[...] the structure of a language affects the ways in</text:span></text:p>
            <text:p text:style-name="P2"><text:span text:style-name="T1">which its speakers are able to conceptualise their</text:span></text:p>
            <text:p text:style-name="P2"><text:span text:style-name="T1">world [view]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 presentation:user-transformed="true">
          <draw:text-box>
            <text:p>Example #1: Python's unittest module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 titles</text:p>
          </draw:text-box>
        </draw:frame>
        <draw:frame draw:style-name="gr10" draw:text-style-name="P18" draw:layer="layout" svg:width="14.434cm" svg:height="10.369cm" svg:x="6.667cm" svg:y="5.316cm">
          <draw:text-box>
            <text:p text:style-name="P2"><text:span text:style-name="T2">class BasicFieldTests (TestCase):</text:span></text:p>
            <text:p text:style-name="P2"><text:span text:style-name="T2"><text:s text:c="4"/></text:span><text:span text:style-name="T2">def test_field_name (self):</text:span></text:p>
            <text:p text:style-name="P2"><text:span text:style-name="T2"><text:s text:c="8"/></text:span><text:span text:style-name="T2">...</text:span></text:p>
            <text:p text:style-name="P2"><text:span text:style-name="T2"/></text:p>
            <text:p text:style-name="P2"><text:span text:style-name="T2"><text:s text:c="4"/></text:span><text:span text:style-name="T2">def test_show_hidden_initial (self):</text:span></text:p>
            <text:p text:style-name="P2"><text:span text:style-name="T2"><text:s text:c="8"/></text:span><text:span text:style-name="T2">...</text:span></text:p>
          </draw:text-box>
        </draw:frame>
        <draw:rect draw:style-name="gr11" draw:text-style-name="P1" draw:layer="layout" svg:width="6.081cm" svg:height="1.253cm" svg:x="9.214cm" svg:y="6.731cm">
          <text:p/>
        </draw:rect>
        <draw:rect draw:style-name="gr11" draw:text-style-name="P1" draw:layer="layout" svg:width="9.547cm" svg:height="1.207cm" svg:x="9.16cm" svg:y="11.001cm">
          <text:p/>
        </draw:rect>
        <draw:rect draw:style-name="gr12" draw:text-style-name="P1" draw:layer="layout" svg:width="6.104cm" svg:height="1.182cm" svg:x="9.006cm" svg:y="5.316cm">
          <text:p/>
        </draw:rect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 titles</text:p>
          </draw:text-box>
        </draw:frame>
        <draw:frame draw:style-name="gr10" draw:text-style-name="P18" draw:layer="layout" svg:width="23.315cm" svg:height="11.107cm" svg:x="2.343cm" svg:y="4.947cm">
          <draw:text-box>
            <text:p text:style-name="P2"><text:span text:style-name="T2">class Fields (TestCase):</text:span></text:p>
            <text:p text:style-name="P2"><text:span text:style-name="T2"><text:s text:c="4"/></text:span><text:span text:style-name="T2">def should_allow_name_override (self):</text:span></text:p>
            <text:p text:style-name="P2"><text:span text:style-name="T2"><text:s text:c="8"/></text:span><text:span text:style-name="T2">...</text:span></text:p>
            <text:p text:style-name="P2"><text:span text:style-name="T2"/></text:p>
            <text:p text:style-name="P2"><text:span text:style-name="T2">class ChoiceFields (TestCase):</text:span></text:p>
            <text:p text:style-name="P2"><text:span text:style-name="T2"><text:s text:c="4"/></text:span><text:span text:style-name="T2">def should_permit_initial_values_in_hidden_widgets (self):</text:span></text:p>
            <text:p text:style-name="P2"><text:span text:style-name="T2"><text:s text:c="8"/></text:span><text:span text:style-name="T2">...</text:span></text:p>
            <text:p text:style-name="P2"><text:span text:style-name="T2"/></text:p>
          </draw:text-box>
        </draw:frame>
        <draw:rect draw:style-name="gr11" draw:text-style-name="P1" draw:layer="layout" svg:width="11.117cm" svg:height="1.309cm" svg:x="4.898cm" svg:y="6.35cm">
          <text:p/>
        </draw:rect>
        <draw:rect draw:style-name="gr11" draw:text-style-name="P1" draw:layer="layout" svg:width="18.273cm" svg:height="1.354cm" svg:x="4.89cm" svg:y="11.968cm">
          <text:p/>
        </draw:rect>
        <draw:rect draw:style-name="gr12" draw:text-style-name="P1" draw:layer="layout" svg:width="2.435cm" svg:height="1.157cm" svg:x="4.691cm" svg:y="4.947cm">
          <text:p/>
        </draw:rect>
        <draw:rect draw:style-name="gr12" draw:text-style-name="P1" draw:layer="layout" svg:width="4.988cm" svg:height="1.117cm" svg:x="4.691cm" svg:y="10.583cm">
          <text:p/>
        </draw:rect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un new test titles</text:p>
          </draw:text-box>
        </draw:frame>
        <draw:frame draw:style-name="gr1" draw:text-style-name="P19" draw:layer="layout" svg:width="16.385cm" svg:height="4.351cm" svg:x="5.808cm" svg:y="8.325cm">
          <draw:text-box>
            <text:p><text:span text:style-name="T18">Write a load_test() method to pull out</text:span></text:p>
            <text:p><text:span text:style-name="T18">all the “should” methods.</text:span></text:p>
            <text:p><text:span text:style-name="T18"/></text:p>
            <text:p><text:span text:style-name="T18">(Easy enough, but a few lines of code.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atching to scenarios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3">
              <text:list-item>
                <text:p>Typically, end up creating more classes than unittests (not a bad thing; classes are “free”).</text:p>
                <text:list>
                  <text:list-item>
                    <text:p>Thinking about test names helps with class names and roles.</text:p>
                  </text:list-item>
                </text:list>
              </text:list-item>
              <text:list-item>
                <text:p>Context setup is done in setUp() method.</text:p>
              </text:list-item>
              <text:list-item>
                <text:p>Normal unittest assertions work fairly cleanly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>
          <draw:text-box>
            <text:p>Example #2: Doctests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arrative style testing</text:p>
          </draw:text-box>
        </draw:frame>
        <draw:frame draw:style-name="gr13" draw:layer="layout" svg:width="19.05cm" svg:height="16.141cm" svg:x="4.475cm" svg:y="4.179cm">
          <draw:text-box>
            <text:p>Jane created a new maze with a small (5 x 5) size.</text:p>
            <text:p/>
            <text:p>&gt;&gt;&gt; from maze import Maze</text:p>
            <text:p>&gt;&gt;&gt; maze = Maze(5, 5)</text:p>
            <text:p/>
            <text:p>Spot, her dog, did not think the new maze was the right size, but Jane was able to convince him like this:</text:p>
            <text:p/>
            <text:p>&gt;&gt;&gt; maze.x_size</text:p>
            <text:p>5</text:p>
            <text:p>&gt;&gt;&gt; maze.y_size</text:p>
            <text:p>5</text:p>
            <text:p/>
            <text:p>They found the entry and exit locations in their new maze:</text:p>
            <text:p/>
            <text:p>&gt;&gt;&gt;maze.entry_cell</text:p>
            <text:p>(0, 0, “left”)</text:p>
            <text:p/>
            <text:p>(etc)</text:p>
          </draw:text-box>
        </draw:frame>
        <draw:rect draw:style-name="gr14" draw:text-style-name="P1" draw:layer="layout" svg:width="8.808cm" svg:height="1.642cm" svg:x="4.445cm" svg:y="5.715cm">
          <text:p/>
        </draw:rect>
        <draw:rect draw:style-name="gr14" draw:text-style-name="P1" draw:layer="layout" svg:width="8.808cm" svg:height="3.163cm" svg:x="4.445cm" svg:y="9.788cm">
          <text:p/>
        </draw:rect>
        <draw:rect draw:style-name="gr14" draw:text-style-name="P1" draw:layer="layout" svg:width="8.808cm" svg:height="1.642cm" svg:x="4.445cm" svg:y="14.868cm">
          <text:p/>
        </draw:rect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arrative style testing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3">
              <text:list-item>
                <text:p>Excellent if you are truly writing a narrative. </text:p>
              </text:list-item>
              <text:list-item>
                <text:p>Can be difficult to maintain (but not always).</text:p>
              </text:list-item>
              <text:list-item>
                <text:p>Avoid if large amounts of setup required.</text:p>
              </text:list-item>
              <text:list-item>
                <text:p>Use with caution. Do use. Do not abus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 presentation:user-transformed="true">
          <draw:text-box>
            <text:p>Example #3: Domain specific languages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SL packages</text:p>
          </draw:text-box>
        </draw:frame>
        <draw:frame presentation:style-name="pr10" draw:layer="layout" svg:width="20.19cm" svg:height="3.341cm" svg:x="3.905cm" svg:y="8.83cm" presentation:class="outline" presentation:user-transformed="true">
          <draw:text-box>
            <text:list text:style-name="L3">
              <text:list-item>
                <text:p>Lettuce</text:p>
              </text:list-item>
              <text:list-item>
                <text:p><text:span text:style-name="T8">Freshen</text:span></text:p>
              </text:list-item>
            </text:list>
          </draw:text-box>
        </draw:frame>
        <draw:frame draw:style-name="gr1" draw:text-style-name="P4" draw:layer="layout" svg:width="12.702cm" svg:height="1.352cm" svg:x="12.065cm" svg:y="14.605cm">
          <draw:text-box>
            <text:p><text:span text:style-name="T1">Both available through PyP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eshen example</text:p>
          </draw:text-box>
        </draw:frame>
        <draw:frame draw:style-name="gr1" draw:text-style-name="P20" draw:layer="layout" svg:width="19.742cm" svg:height="5.996cm" svg:x="4.129cm" svg:y="7.502cm">
          <draw:text-box>
            <text:p text:style-name="P2"><text:span text:style-name="T19">Scenario: Divide regular numbers</text:span></text:p>
            <text:p text:style-name="P2"><text:span text:style-name="T19"><text:s text:c="2"/></text:span><text:span text:style-name="T19">Given I have entered 3 into the calculator</text:span></text:p>
            <text:p text:style-name="P2"><text:span text:style-name="T19"><text:s text:c="2"/></text:span><text:span text:style-name="T19">And I have entered 2 into the calculator</text:span></text:p>
            <text:p text:style-name="P2"><text:span text:style-name="T19"><text:s text:c="2"/></text:span><text:span text:style-name="T19">When I press divide</text:span></text:p>
            <text:p text:style-name="P2"><text:span text:style-name="T19"><text:s text:c="2"/></text:span><text:span text:style-name="T19">Then the result should be 1.5 on the screen</text:span></text:p>
          </draw:text-box>
        </draw:frame>
        <draw:frame draw:style-name="gr1" draw:layer="layout" svg:width="13.253cm" svg:height="0.962cm" svg:x="13.971cm" svg:y="17.145cm">
          <draw:text-box>
            <text:p>(Code samples from Freshen documentation)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ing code</text:p>
          </draw:text-box>
        </draw:frame>
        <draw:frame draw:style-name="gr1" draw:text-style-name="P21" draw:layer="layout" svg:width="21.88cm" svg:height="10.103cm" svg:x="3.06cm" svg:y="5.549cm">
          <draw:text-box>
            <text:p><text:span text:style-name="T19">from freshen import *</text:span></text:p>
            <text:p><text:span text:style-name="T19"/></text:p>
            <text:p><text:span text:style-name="T19">import calculator</text:span></text:p>
            <text:p><text:span text:style-name="T19"/></text:p>
            <text:p><text:span text:style-name="T19">@Before</text:span></text:p>
            <text:p><text:span text:style-name="T19">def before(unused):</text:span></text:p>
            <text:p><text:span text:style-name="T19"><text:s text:c="4"/></text:span><text:span text:style-name="T19">scc.calc = calculator.Calculator()</text:span></text:p>
            <text:p><text:span text:style-name="T19"><text:s text:c="4"/></text:span><text:span text:style-name="T19">scc.result = None</text:span></text:p>
            <text:p><text:span text:style-name="T19"/></text:p>
            <text:p><text:span text:style-name="T19">@Given("I have entered (\d+) into the calculator")</text:span></text:p>
            <text:p><text:span text:style-name="T19">def enter(num):</text:span></text:p>
            <text:p><text:span text:style-name="T19"><text:s text:c="4"/></text:span><text:span text:style-name="T19">scc.calc.push(int(num))</text:span></text:p>
          </draw:text-box>
        </draw:frame>
        <draw:rect draw:style-name="gr11" draw:text-style-name="P1" draw:layer="layout" svg:width="3.719cm" svg:height="0.811cm" svg:x="3.199cm" svg:y="8.936cm">
          <text:p/>
        </draw:rect>
        <draw:rect draw:style-name="gr11" draw:text-style-name="P1" draw:layer="layout" svg:width="21.765cm" svg:height="0.811cm" svg:x="3.175cm" svg:y="12.973cm">
          <text:p/>
        </draw:rect>
        <draw:frame draw:style-name="gr1" draw:layer="layout" svg:width="13.253cm" svg:height="0.962cm" svg:x="13.97cm" svg:y="17.145cm">
          <draw:text-box>
            <text:p>(Code samples from Freshen documentation)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acking code</text:p>
          </draw:text-box>
        </draw:frame>
        <draw:frame draw:style-name="gr15" draw:layer="layout" svg:width="0.502cm" svg:height="1.187cm" svg:x="7.543cm" svg:y="8.238cm">
          <draw:text-box>
            <text:p/>
          </draw:text-box>
        </draw:frame>
        <draw:frame draw:style-name="gr1" draw:text-style-name="P21" draw:layer="layout" svg:width="21.025cm" svg:height="6.819cm" svg:x="3.488cm" svg:y="7.091cm">
          <draw:text-box>
            <text:p><text:span text:style-name="T19">@When("I press (\w+)")</text:span></text:p>
            <text:p><text:span text:style-name="T19">def press(button):</text:span></text:p>
            <text:p><text:span text:style-name="T19"><text:s text:c="4"/></text:span><text:span text:style-name="T19">op = getattr(scc.calc, button)</text:span></text:p>
            <text:p><text:span text:style-name="T19"><text:s text:c="4"/></text:span><text:span text:style-name="T19">scc.result = op()</text:span></text:p>
            <text:p><text:span text:style-name="T19"/></text:p>
            <text:p><text:span text:style-name="T19">@Then("the result should be (.*) on the screen")</text:span></text:p>
            <text:p><text:span text:style-name="T19">def check_result(value):</text:span></text:p>
            <text:p><text:span text:style-name="T19"><text:s text:c="4"/></text:span><text:span text:style-name="T19">assert_equal(str(scc.result), value)</text:span></text:p>
          </draw:text-box>
        </draw:frame>
        <draw:rect draw:style-name="gr11" draw:text-style-name="P1" draw:layer="layout" svg:width="9.668cm" svg:height="1.115cm" svg:x="3.667cm" svg:y="6.985cm">
          <text:p/>
        </draw:rect>
        <draw:rect draw:style-name="gr11" draw:text-style-name="P1" draw:layer="layout" svg:width="20.719cm" svg:height="1.115cm" svg:x="3.488cm" svg:y="11.164cm">
          <text:p/>
        </draw:rect>
        <draw:frame draw:style-name="gr1" draw:layer="layout" svg:width="13.253cm" svg:height="0.962cm" svg:x="13.971cm" svg:y="17.145cm">
          <draw:text-box>
            <text:p>(Code samples from Freshen documentation)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eshen templated example</text:p>
          </draw:text-box>
        </draw:frame>
        <draw:frame draw:style-name="gr16" draw:text-style-name="P20" draw:layer="layout" svg:width="22.735cm" svg:height="13.382cm" svg:x="2.665cm" svg:y="5.08cm">
          <draw:text-box>
            <text:p text:style-name="P2"><text:span text:style-name="T19">Scenario Outline: Add two numbers</text:span></text:p>
            <text:p text:style-name="P2"><text:span text:style-name="T19"><text:s text:c="2"/></text:span><text:span text:style-name="T19">Given I have entered &lt;input_1&gt; into the calculator</text:span></text:p>
            <text:p text:style-name="P2"><text:span text:style-name="T19"><text:s text:c="2"/></text:span><text:span text:style-name="T19">And I have entered &lt;input_2&gt; into the calculator</text:span></text:p>
            <text:p text:style-name="P2"><text:span text:style-name="T19"><text:s text:c="2"/></text:span><text:span text:style-name="T19">When I press &lt;button&gt;</text:span></text:p>
            <text:p text:style-name="P2"><text:span text:style-name="T19"><text:s text:c="2"/></text:span><text:span text:style-name="T19">Then the result should be &lt;output&gt; on the screen</text:span></text:p>
            <text:p text:style-name="P2"><text:span text:style-name="T19"/></text:p>
            <text:p text:style-name="P2"><text:span text:style-name="T19">Examples:</text:span></text:p>
            <text:p text:style-name="P2"><text:span text:style-name="T19"><text:s text:c="2"/></text:span><text:span text:style-name="T19">| input_1 | input_2 | button | output |</text:span></text:p>
            <text:p text:style-name="P2"><text:span text:style-name="T19"><text:s text:c="2"/></text:span><text:span text:style-name="T19">| 20 <text:s text:c="5"/>| 30 <text:s text:c="5"/>| add <text:s text:c="3"/>| 50 <text:s text:c="4"/>|</text:span></text:p>
            <text:p text:style-name="P2"><text:span text:style-name="T19"><text:s text:c="2"/></text:span><text:span text:style-name="T19">| 2 <text:s text:c="6"/>| 5 <text:s text:c="6"/>| add <text:s text:c="3"/>| 7 <text:s text:c="5"/>|</text:span></text:p>
            <text:p text:style-name="P2"><text:span text:style-name="T19"><text:s text:c="2"/></text:span><text:span text:style-name="T19">| 0 <text:s text:c="6"/>| 40 <text:s text:c="5"/>| add <text:s text:c="3"/>| 40 <text:s text:c="4"/>|</text:span></text:p>
          </draw:text-box>
        </draw:frame>
        <draw:frame draw:style-name="gr1" draw:layer="layout" svg:width="13.253cm" svg:height="0.962cm" svg:x="14.052cm" svg:y="19.685cm">
          <draw:text-box>
            <text:p>(Code samples from Freshen documentation)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s(?)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3">
              <text:list-item>
                <text:p>Behavioural tests are worth trying</text:p>
              </text:list-item>
              <text:list-item>
                <text:p>Question the way you think from time to time</text:p>
              </text:list-item>
              <text:list-item>
                <text:p>Are your tests' purpose clear to future you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presentation:style-name="pr11" draw:layer="layout" svg:width="24.094cm" svg:height="6.148cm" svg:x="1.941cm" svg:y="4.647cm" presentation:class="subtitle" presentation:user-transformed="true">
          <draw:text-box>
            <text:p>https://github.com/malcolmt/bdd-and-testing-talk</text:p>
          </draw:text-box>
        </draw:frame>
        <draw:frame draw:style-name="gr1" draw:text-style-name="P5" draw:layer="layout" svg:width="12.258cm" svg:height="2.139cm" svg:x="7.871cm" svg:y="15.24cm">
          <draw:text-box>
            <text:p><text:span text:style-name="T2"><text:a xlink:href="mailto:malcolm.tredinnick@gmail.com">malcolm.tredinnick@gmail.com</text:a></text:span></text:p>
            <text:p text:style-name="P1"><text:span text:style-name="T2">@malcolm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8-19T13:30:00</meta:creation-date>
    <meta:editing-duration>PT7H58M20S</meta:editing-duration>
    <meta:editing-cycles>42</meta:editing-cycles>
    <dc:date>2011-08-20T11:05:30</dc:date>
    <meta:generator>LibreOffice/3.3$Unix LibreOffice_project/330m19$Build-301</meta:generator>
    <meta:document-statistic meta:object-count="272"/>
  </office:meta>
</office:document-meta>
</file>